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29634" officeooo:paragraph-rsid="00129634"/>
    </style:style>
    <style:style style:name="P3" style:family="paragraph" style:parent-style-name="Standard">
      <style:text-properties officeooo:rsid="00129634" officeooo:paragraph-rsid="001684fd"/>
    </style:style>
    <style:style style:name="P4" style:family="paragraph" style:parent-style-name="Standard">
      <style:text-properties officeooo:paragraph-rsid="00129634"/>
    </style:style>
    <style:style style:name="P5" style:family="paragraph" style:parent-style-name="Standard">
      <style:text-properties officeooo:paragraph-rsid="001420aa"/>
    </style:style>
    <style:style style:name="P6" style:family="paragraph" style:parent-style-name="Standard">
      <style:text-properties officeooo:rsid="001420aa" officeooo:paragraph-rsid="001420aa"/>
    </style:style>
    <style:style style:name="P7" style:family="paragraph" style:parent-style-name="Standard">
      <style:text-properties officeooo:rsid="0015d536" officeooo:paragraph-rsid="0015d536"/>
    </style:style>
    <style:style style:name="P8" style:family="paragraph" style:parent-style-name="Standard">
      <style:text-properties officeooo:rsid="001684fd" officeooo:paragraph-rsid="001684fd"/>
    </style:style>
    <style:style style:name="T1" style:family="text">
      <style:text-properties officeooo:rsid="00129634"/>
    </style:style>
    <style:style style:name="T2" style:family="text">
      <style:text-properties officeooo:rsid="00142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замен по ООП</text:p>
      <text:p text:style-name="P1"><text:span text:style-name="T1">Теоретические</text:span> вопросы</text:p>
      <text:p text:style-name="Standard"/>
      <text:p text:style-name="Standard">1) Напишите определения терминов, приведите примеры</text:p>
      <text:p text:style-name="Standard"/>
      <text:p text:style-name="Standard">Класс - <text:span text:style-name="T1">это шаблон в котором можно создавать свои параметры и методы.</text:span></text:p>
      <text:p text:style-name="Standard"/>
      <text:p text:style-name="P2">class Person:</text:p>
      <text:p text:style-name="P2"><text:tab/>def __init__(self, name, last_name):</text:p>
      <text:p text:style-name="P2"><text:tab/><text:tab/>self.name = name</text:p>
      <text:p text:style-name="P4"><text:span text:style-name="T1"><text:tab/><text:tab/>self.last_name = last_name</text:span></text:p>
      <text:p text:style-name="P4"/>
      <text:p text:style-name="Standard">Объект — <text:span text:style-name="T1">это всё питон. Класс, переменная, цифры и буквы</text:span></text:p>
      <text:p text:style-name="Standard"/>
      <text:p text:style-name="P5">Экземпляр класса — <text:span text:style-name="T2">объект у которого есть все параметры и методы класса</text:span></text:p>
      <text:p text:style-name="P5"/>
      <text:p text:style-name="P5"><text:span text:style-name="T2">pers = Person(„Zalkar“, „Azis uulu“) </text:span></text:p>
      <text:p text:style-name="Standard"/>
      <text:p text:style-name="Standard">2) Что такое полиморфизм?</text:p>
      <text:p text:style-name="P6"/>
      <text:p text:style-name="P6">Это использование одного и того же метода по разному <text:s text:c="2"/></text:p>
      <text:p text:style-name="Standard"/>
      <text:p text:style-name="Standard">3) Что такое инкапсуляция?</text:p>
      <text:p text:style-name="Standard"/>
      <text:p text:style-name="P6">Это сокрытие данных и изоляция </text:p>
      <text:p text:style-name="Standard"/>
      <text:p text:style-name="Standard">4) Что такое наследование?</text:p>
      <text:p text:style-name="Standard"/>
      <text:p text:style-name="P7">Нужно для сокращение кода и удобства. </text:p>
      <text:p text:style-name="Standard"/>
      <text:p text:style-name="Standard">5) Объясните понятие “Абстракция”:</text:p>
      <text:p text:style-name="Standard"/>
      <text:p text:style-name="P7">У абстракционистского не могут быть экземпляры, а абстрактные методы не могут вызывается на прямую. </text:p>
      <text:p text:style-name="Standard"/>
      <text:p text:style-name="Standard">6) Объясните как вы поняли метод конструктор __init__?</text:p>
      <text:p text:style-name="Standard"/>
      <text:p text:style-name="P8">Это магический метод. Который вызывается сам при создания экземпляра, который создаёт <text:s/>переменные объекта класса</text:p>
      <text:p text:style-name="Standard"/>
      <text:p text:style-name="Standard">7) Что такие магические методы в классах? Приведите примеры</text:p>
      <text:p text:style-name="Standard"/>
      <text:p text:style-name="P8">Это встроенные методы для облегчения кода. Которые вызываются автоматический </text:p>
      <text:p text:style-name="P8">например __init__ метод конструктор <text:s/></text:p>
      <text:p text:style-name="P8"/>
      <text:p text:style-name="P3">class Person:</text:p>
      <text:p text:style-name="P3"><text:tab/>def __init__(self, name, last_name):</text:p>
      <text:p text:style-name="P3"><text:tab/><text:tab/>self.name = name</text:p>
      <text:p text:style-name="P8"><text:span text:style-name="T1"><text:tab/><text:tab/>self.last_name = last_name</text:span></text:p>
      <text:p text:style-name="P8"/>
      <text:p text:style-name="P8"><text:tab/>def __str__(self):</text:p>
      <text:p text:style-name="P8"><text:tab/><text:tab/>return self.name + self.last.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9:16:39.599842911</meta:creation-date>
    <dc:date>2019-12-11T19:57:40.360880841</dc:date>
    <meta:editing-duration>PT9M18S</meta:editing-duration>
    <meta:editing-cycles>1</meta:editing-cycles>
    <meta:document-statistic meta:table-count="0" meta:image-count="0" meta:object-count="0" meta:page-count="1" meta:paragraph-count="30" meta:word-count="172" meta:character-count="1239" meta:non-whitespace-character-count="1071"/>
    <meta:generator>LibreOffice/6.0.7.3$Linux_X86_64 LibreOffice_project/00m0$Build-3</meta:generator>
  </office:meta>
</office:document-meta>
</file>